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1.15mm"/>
    </style:style>
    <style:style style:name="co3" style:family="table-column">
      <style:table-column-properties fo:break-before="auto" style:column-width="49.5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GPL comp</text:p>
          </table:table-cell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>
            <text:p>UR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asMSX</text:p>
          </table:table-cell>
          <table:table-cell table:style-name="ce2" office:value-type="string" calcext:value-type="string">
            <text:p>GPL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80</text:p>
          </table:table-cell>
          <table:table-cell table:style-name="ce4" office:value-type="string" calcext:value-type="string">
            <text:p><text:a xlink:href="https://github.com/Fubukimaru/asMSX" xlink:type="simple">https://github.com/Fubukimaru/asMSX</text:a></text:p>
          </table:table-cell>
          <table:table-cell/>
          <table:table-cell table:style-name="ce4" office:value-type="string" calcext:value-type="string">
            <text:p><text:a xlink:href="https://github.com/Libertium/asmsx-license-gpl" xlink:type="simple">https://github.com/Libertium/asmsx-license-gpl</text:a></text:p>
          </table:table-cell>
          <table:table-cell table:style-name="ce4" office:value-type="string" calcext:value-type="string">
            <text:p><text:a xlink:href="https://code.google.com/archive/p/asmsx-license-gpl/" xlink:type="simple">https://code.google.com/archive/p/asmsx-license-gpl/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sjasm</text:p>
          </table:table-cell>
          <table:table-cell table:style-name="ce2" office:value-type="string" calcext:value-type="string">
            <text:p>?</text:p>
          </table:table-cell>
          <table:table-cell/>
          <table:table-cell table:style-name="ce2" office:value-type="string" calcext:value-type="string">
            <text:p>z80</text:p>
          </table:table-cell>
          <table:table-cell table:style-name="ce4" office:value-type="string" calcext:value-type="string">
            <text:p><text:a xlink:href="http://www.xl2s.tk/index.html" xlink:type="simple">http://www.xl2s.tk/index.html</text:a></text:p>
          </table:table-cell>
          <table:table-cell/>
          <table:table-cell table:style-name="ce4" office:value-type="string" calcext:value-type="string">
            <text:p><text:a xlink:href="https://github.com/Konamiman/Sjasm" xlink:type="simple">https://github.com/Konamiman/Sjasm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sjasmplus</text:p>
          </table:table-cell>
          <table:table-cell table:style-name="ce2" office:value-type="string" calcext:value-type="string">
            <text:p>BS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80</text:p>
          </table:table-cell>
          <table:table-cell table:style-name="ce4" office:value-type="string" calcext:value-type="string">
            <text:p><text:a xlink:href="https://github.com/z00m128/sjasmplus" xlink:type="simple">https://github.com/z00m128/sjasmplus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pasmo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80</text:p>
          </table:table-cell>
          <table:table-cell table:style-name="ce4" office:value-type="string" calcext:value-type="string">
            <text:p><text:a xlink:href="http://pasmo.speccy.org/pasmodoc.html" xlink:type="simple">http://pasmo.speccy.org/pasmodoc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z80asm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80</text:p>
          </table:table-cell>
          <table:table-cell table:style-name="ce4" office:value-type="string" calcext:value-type="string">
            <text:p><text:a xlink:href="http://savannah.nongnu.org/projects/z80asm/" xlink:type="simple">http://savannah.nongnu.org/projects/z80as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ACME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sourceforge.net/projects/acme-crossass/" xlink:type="simple">https://sourceforge.net/projects/acme-crossass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acme-vice-vsc</text:p>
          </table:table-cell>
          <table:table-cell table:number-columns-repeated="2"/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github.com/Esshahn/acme-assembly-vscode-template" xlink:type="simple">https://github.com/Esshahn/acme-assembly-vscode-template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m</text:p>
          </table:table-cell>
          <table:table-cell table:style-name="ce2" office:value-type="string" calcext:value-type="string">
            <text:p>64tass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sourceforge.net/projects/tass64/" xlink:type="simple">https://sourceforge.net/projects/tass64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zx basic</text:p>
          </table:table-cell>
          <table:table-cell table:style-name="ce2" office:value-type="string" calcext:value-type="string">
            <text:p>LGPL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 / z80</text:p>
          </table:table-cell>
          <table:table-cell table:style-name="ce4" office:value-type="string" calcext:value-type="string">
            <text:p><text:a xlink:href="http://www.boriel.com/wiki/en/index.php/ZXBasic" xlink:type="simple">http://www.boriel.com/wiki/en/index.php/ZXBasic</text:a></text:p>
          </table:table-cell>
          <table:table-cell table:number-columns-repeated="2"/>
          <table:table-cell table:style-name="ce4" office:value-type="string" calcext:value-type="string">
            <text:p><text:a xlink:href="https://bitbucket.org/zxbasic/zxbasic" xlink:type="simple">https://bitbucket.org/zxbasic/zxbasic</text:a>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BasicV2</text:p>
          </table:table-cell>
          <table:table-cell table:style-name="ce2" office:value-type="string" calcext:value-type="string">
            <text:p>Unlicense (DP)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github.com/EgonOlsen71/basicv2" xlink:type="simple">https://github.com/EgonOlsen71/basicv2</text:a>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DCC</text:p>
          </table:table-cell>
          <table:table-cell table:style-name="ce2" office:value-type="string" calcext:value-type="string">
            <text:p>GPL*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80</text:p>
          </table:table-cell>
          <table:table-cell table:style-name="ce4" office:value-type="string" calcext:value-type="string">
            <text:p><text:a xlink:href="http://sdcc.sourceforge.net/" xlink:type="simple">http://sdcc.sourceforge.net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z88dk</text:p>
          </table:table-cell>
          <table:table-cell table:style-name="ce2" office:value-type="string" calcext:value-type="string">
            <text:p>Clarified Artistic Licens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80</text:p>
          </table:table-cell>
          <table:table-cell table:style-name="ce4" office:value-type="string" calcext:value-type="string">
            <text:p><text:a xlink:href="https://www.z88dk.org/forum/" xlink:type="simple">https://www.z88dk.org/forum/</text:a></text:p>
          </table:table-cell>
          <table:table-cell/>
          <table:table-cell table:style-name="ce4" office:value-type="string" calcext:value-type="string">
            <text:p><text:a xlink:href="https://github.com/z88dk/z88dk" xlink:type="simple">https://github.com/z88dk/z88dk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c65</text:p>
          </table:table-cell>
          <table:table-cell table:style-name="ce2" office:value-type="string" calcext:value-type="string">
            <text:p>ZLIB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github.com/cc65/cc65" xlink:type="simple">https://github.com/cc65/cc65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presor</text:p>
          </table:table-cell>
          <table:table-cell table:style-name="ce3" office:value-type="string" calcext:value-type="string">
            <text:p>exomizer</text:p>
          </table:table-cell>
          <table:table-cell table:style-name="ce3" office:value-type="string" calcext:value-type="string">
            <text:p>freeware?</text:p>
          </table:table-cell>
          <table:table-cell table:style-name="ce3"/>
          <table:table-cell table:style-name="ce2" office:value-type="string" calcext:value-type="string">
            <text:p>z80 *</text:p>
          </table:table-cell>
          <table:table-cell table:style-name="ce5" office:value-type="string" calcext:value-type="string">
            <text:p><text:a xlink:href="https://bitbucket.org/magli143/exomizer/wiki/Home" xlink:type="simple">https://bitbucket.org/magli143/exomizer/wiki/Home</text:a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compresor</text:p>
          </table:table-cell>
          <table:table-cell table:style-name="ce3" office:value-type="string" calcext:value-type="string">
            <text:p>zx7b</text:p>
          </table:table-cell>
          <table:table-cell table:style-name="ce3" office:value-type="string" calcext:value-type="string">
            <text:p>CC BY SA</text:p>
          </table:table-cell>
          <table:table-cell table:style-name="ce3"/>
          <table:table-cell table:style-name="ce2" office:value-type="string" calcext:value-type="string">
            <text:p>z80 *</text:p>
          </table:table-cell>
          <table:table-cell table:style-name="ce5" office:value-type="string" calcext:value-type="string">
            <text:p><text:a xlink:href="https://github.com/antoniovillena/zx7b" xlink:type="simple">https://github.com/antoniovillena/zx7b</text:a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compresor</text:p>
          </table:table-cell>
          <table:table-cell table:style-name="ce3" office:value-type="string" calcext:value-type="string">
            <text:p>pletter</text:p>
          </table:table-cell>
          <table:table-cell table:style-name="ce3" office:value-type="string" calcext:value-type="string">
            <text:p>public domain</text:p>
          </table:table-cell>
          <table:table-cell table:style-name="ce3"/>
          <table:table-cell table:style-name="ce2" office:value-type="string" calcext:value-type="string">
            <text:p>z80 *</text:p>
          </table:table-cell>
          <table:table-cell table:style-name="ce5" office:value-type="string" calcext:value-type="string">
            <text:p><text:a xlink:href="http://www.xl2s.tk/" xlink:type="simple">http://www.xl2s.tk/</text:a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compresor</text:p>
          </table:table-cell>
          <table:table-cell table:style-name="ce3" office:value-type="string" calcext:value-type="string">
            <text:p>pucrunch</text:p>
          </table:table-cell>
          <table:table-cell table:style-name="ce3" office:value-type="string" calcext:value-type="string">
            <text:p>freeware?</text:p>
          </table:table-cell>
          <table:table-cell table:style-name="ce3"/>
          <table:table-cell table:style-name="ce2" office:value-type="string" calcext:value-type="string">
            <text:p>z80 *</text:p>
          </table:table-cell>
          <table:table-cell table:style-name="ce5" office:value-type="string" calcext:value-type="string">
            <text:p><text:a xlink:href="http://jesus.ferreira.googlepages.com/pucrunch.rar" xlink:type="simple">http://jesus.ferreira.googlepages.com/pucrunch.rar</text:a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editor</text:p>
          </table:table-cell>
          <table:table-cell table:style-name="ce2" office:value-type="string" calcext:value-type="string">
            <text:p>geany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www.geany.org/" xlink:type="simple">https://www.geany.org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itor</text:p>
          </table:table-cell>
          <table:table-cell table:style-name="ce2" office:value-type="string" calcext:value-type="string">
            <text:p>atom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atom.io/" xlink:type="simple">https://atom.io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itor</text:p>
          </table:table-cell>
          <table:table-cell table:style-name="ce2" office:value-type="string" calcext:value-type="string">
            <text:p>vim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www.vim.org/" xlink:type="simple">https://www.vim.org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itor</text:p>
          </table:table-cell>
          <table:table-cell table:style-name="ce2" office:value-type="string" calcext:value-type="string">
            <text:p>emacs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www.gnu.org/software/emacs/" xlink:type="simple">https://www.gnu.org/software/emacs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zxspin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github.com/PhoenixInteractiveNL/emuDownloadCenter/wiki/Emulator-zxspin" xlink:type="simple">https://github.com/PhoenixInteractiveNL/emuDownloadCenter/wiki/Emulator-zxspin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winape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mstrad</text:p>
          </table:table-cell>
          <table:table-cell table:style-name="ce4" office:value-type="string" calcext:value-type="string">
            <text:p><text:a xlink:href="http://www.winape.net/" xlink:type="simple">http://www.winape.net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://fuse-emulator.sourceforge.net/" xlink:type="simple">http://fuse-emulator.sourceforge.net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ZEsarUX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github.com/chernandezba/zesarux" xlink:type="simple">https://github.com/chernandezba/zesarux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blueMSX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sx</text:p>
          </table:table-cell>
          <table:table-cell table:style-name="ce4" office:value-type="string" calcext:value-type="string">
            <text:p><text:a xlink:href="http://bluemsx.com/" xlink:type="simple">http://bluemsx.com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openMSX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sx</text:p>
          </table:table-cell>
          <table:table-cell table:style-name="ce4" office:value-type="string" calcext:value-type="string">
            <text:p><text:a xlink:href="https://openmsx.org/" xlink:type="simple">https://openmsx.org</text:a></text:p>
          </table:table-cell>
          <table:table-cell/>
          <table:table-cell table:style-name="ce4" office:value-type="string" calcext:value-type="string">
            <text:p><text:a xlink:href="https://github.com/openMSX/openMSX" xlink:type="simple">https://github.com/openMSX/openMSX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VICE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://vice-emu.sourceforge.net/" xlink:type="simple">http://vice-emu.sourceforge.net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ulador</text:p>
          </table:table-cell>
          <table:table-cell table:style-name="ce2" office:value-type="string" calcext:value-type="string">
            <text:p>retro virtual machine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 / amstrad</text:p>
          </table:table-cell>
          <table:table-cell table:style-name="ce4" office:value-type="string" calcext:value-type="string">
            <text:p><text:a xlink:href="http://www.retrovirtualmachine.org/es/" xlink:type="simple">http://www.retrovirtualmachine.org/es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MK2</text:p>
          </table:table-cell>
          <table:table-cell table:style-name="ce2" office:value-type="string" calcext:value-type="string">
            <text:p>CC BY-SA 3.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github.com/mojontwins/mk2" xlink:type="simple">https://github.com/mojontwins/mk2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churrera MK1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://www.mojontwins.com/juegos_mojonos/la-churrera/" xlink:type="simple">http://www.mojontwins.com/juegos_mojonos/la-churrera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cpctelera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mstrad</text:p>
          </table:table-cell>
          <table:table-cell table:style-name="ce4" office:value-type="string" calcext:value-type="string">
            <text:p><text:a xlink:href="http://lronaldo.github.io/cpctelera/" xlink:type="simple">http://lronaldo.github.io/cpctelera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SevenuP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://metalbrain.speccy.org/" xlink:type="simple">http://metalbrain.speccy.or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gimp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www.gimp.org/" xlink:type="simple">https://www.gimp.or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grafx2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://pulkomandy.tk/projects/GrafX2" xlink:type="simple">http://pulkomandy.tk/projects/GrafX2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i.Mage</text:p>
          </table:table-cell>
          <table:table-cell table:style-name="ce2" office:value-type="string" calcext:value-type="string">
            <text:p>LGPL3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://www.memecode.com/image/" xlink:type="simple">http://www.memecode.com/image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kolourpaint</text:p>
          </table:table-cell>
          <table:table-cell table:style-name="ce2" office:value-type="string" calcext:value-type="string">
            <text:p>BSD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://kolourpaint.org/" xlink:type="simple">http://kolourpaint.org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mypaint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://mypaint.org/about/" xlink:type="simple">http://mypaint.org/about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piskel</text:p>
          </table:table-cell>
          <table:table-cell table:style-name="ce2" office:value-type="string" calcext:value-type="string">
            <text:p>apache 2.0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www.piskelapp.com/" xlink:type="simple">https://www.piskelapp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vchar64</text:p>
          </table:table-cell>
          <table:table-cell table:style-name="ce2" office:value-type="string" calcext:value-type="string">
            <text:p>Apach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github.com/ricardoquesada/vchar64" xlink:type="simple">https://github.com/ricardoquesada/vchar64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RGAS</text:p>
          </table:table-cell>
          <table:table-cell table:style-name="ce2" office:value-type="string" calcext:value-type="string">
            <text:p>freeware?</text:p>
          </table:table-cell>
          <table:table-cell/>
          <table:table-cell table:style-name="ce2" office:value-type="string" calcext:value-type="string">
            <text:p>amstrad</text:p>
          </table:table-cell>
          <table:table-cell table:style-name="ce4" office:value-type="string" calcext:value-type="string">
            <text:p><text:a xlink:href="http://www.cpcwiki.eu/index.php/Retro_Game_Asset_Studio" xlink:type="simple">http://www.cpcwiki.eu/index.php/Retro_Game_Asset_Studio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ficos</text:p>
          </table:table-cell>
          <table:table-cell table:style-name="ce2" office:value-type="string" calcext:value-type="string">
            <text:p>spritemate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://spritemate.com/" xlink:type="simple">http://spritemate.com/</text:a></text:p>
          </table:table-cell>
          <table:table-cell/>
          <table:table-cell table:style-name="ce4" office:value-type="string" calcext:value-type="string">
            <text:p><text:a xlink:href="https://github.com/Esshahn/spritemate" xlink:type="simple">https://github.com/Esshahn/spritemate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raficos</text:p>
          </table:table-cell>
          <table:table-cell table:style-name="ce3" office:value-type="string" calcext:value-type="string">
            <text:p>spriteSX</text:p>
          </table:table-cell>
          <table:table-cell table:style-name="ce3" office:value-type="string" calcext:value-type="string">
            <text:p>GPL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sx</text:p>
          </table:table-cell>
          <table:table-cell table:style-name="ce5" office:value-type="string" calcext:value-type="string">
            <text:p><text:a xlink:href="https://sites.google.com/site/multivac7/home/spritesx" xlink:type="simple">https://sites.google.com/site/multivac7/home/spritesx</text:a></text:p>
          </table:table-cell>
          <table:table-cell table:style-name="ce3" table:number-columns-repeated="2"/>
          <table:table-cell table:style-name="ce4" office:value-type="string" calcext:value-type="string">
            <text:p><text:a xlink:href="https://www.c64-wiki.com/wiki/C64_Studio" xlink:type="simple">https://www.c64-wiki.com/wiki/C64_Studio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visual studio code </text:p>
          </table:table-cell>
          <table:table-cell table:style-name="ce2" office:value-type="string" calcext:value-type="string">
            <text:p>freeware / MIT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code.visualstudio.com/" xlink:type="simple">https://code.visualstudio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basin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www.msx.org/es/news/desarrollo/es/fusion-c-la-librería-c-para-msx-sdcc" xlink:type="simple">https://www.msx.org/es/news/desarrollo/es/fusion-c-la-librer%C3%ADa-c-para-msx-sdcc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tommygun</text:p>
          </table:table-cell>
          <table:table-cell table:style-name="ce2" office:value-type="string" calcext:value-type="string">
            <text:p>LGPL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 *</text:p>
          </table:table-cell>
          <table:table-cell table:style-name="ce4" office:value-type="string" calcext:value-type="string">
            <text:p><text:a xlink:href="https://sourceforge.net/projects/tommygun/" xlink:type="simple">https://sourceforge.net/projects/tommygun/</text:a></text:p>
          </table:table-cell>
          <table:table-cell table:number-columns-repeated="2"/>
          <table:table-cell table:style-name="ce4" office:value-type="string" calcext:value-type="string">
            <text:p><text:a xlink:href="https://github.com/jjaranda13/8BP" xlink:type="simple">https://github.com/jjaranda13/8BP</text:a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CBM prg Studio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://www.ajordison.co.uk/index.html" xlink:type="simple">http://www.ajordison.co.uk/index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C64 Studio</text:p>
          </table:table-cell>
          <table:table-cell table:style-name="ce2" office:value-type="string" calcext:value-type="string">
            <text:p>freeware / opensource</text:p>
          </table:table-cell>
          <table:table-cell/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://www.georg-rottensteiner.de/en/index.html" xlink:type="simple">http://www.georg-rottensteiner.de/en/index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relaunch</text:p>
          </table:table-cell>
          <table:table-cell table:style-name="ce2" office:value-type="string" calcext:value-type="string">
            <text:p>GPL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://www.popelganda.de/relaunch64.html" xlink:type="simple">http://www.popelganda.de/relaunch64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breria</text:p>
          </table:table-cell>
          <table:table-cell table:style-name="ce2" office:value-type="string" calcext:value-type="string">
            <text:p>fusion-C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sx</text:p>
          </table:table-cell>
          <table:table-cell table:style-name="ce4" office:value-type="string" calcext:value-type="string">
            <text:p><text:a xlink:href="http://www.ebsoft.fr/shop/es/19-fusion-c" xlink:type="simple">http://www.ebsoft.fr/shop/es/19-fusion-c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breria</text:p>
          </table:table-cell>
          <table:table-cell table:style-name="ce2" office:value-type="string" calcext:value-type="string">
            <text:p>8BP</text:p>
          </table:table-cell>
          <table:table-cell table:style-name="ce2" office:value-type="string" calcext:value-type="string">
            <text:p>freeware?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mstrad</text:p>
          </table:table-cell>
          <table:table-cell table:style-name="ce4" office:value-type="string" calcext:value-type="string">
            <text:p><text:a xlink:href="https://8bitsdepoder.blogspot.com/" xlink:type="simple">https://8bitsdepoder.blogspot.com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breria</text:p>
          </table:table-cell>
          <table:table-cell table:style-name="ce2" office:value-type="string" calcext:value-type="string">
            <text:p>c64lib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github.com/c64lib" xlink:type="simple">https://github.com/c64lib</text:a></text:p>
          </table:table-cell>
          <table:table-cell/>
          <table:table-cell table:style-name="ce4" office:value-type="string" calcext:value-type="string">
            <text:p><text:a xlink:href="https://github.com/c64lib/documentation/wiki" xlink:type="simple">https://github.com/c64lib/documentation/wiki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breria</text:p>
          </table:table-cell>
          <table:table-cell table:style-name="ce2" office:value-type="string" calcext:value-type="string">
            <text:p>cpcrslib / cpcwyzlib</text:p>
          </table:table-cell>
          <table:table-cell table:style-name="ce2" office:value-type="string" calcext:value-type="string">
            <text:p>Artistic / 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code.google.com/archive/p/cpcrslib/" xlink:type="simple">https://code.google.com/archive/p/cpcrslib/</text:a></text:p>
          </table:table-cell>
          <table:table-cell table:style-name="ce4" office:value-type="string" calcext:value-type="string">
            <text:p><text:a xlink:href="https://github.com/cpcitor/cpcrslib" xlink:type="simple">https://github.com/cpcitor/cpcrslib</text:a></text:p>
          </table:table-cell>
          <table:table-cell table:style-name="ce4" office:value-type="string" calcext:value-type="string">
            <text:p><text:a xlink:href="https://sourceforge.net/projects/cpcrslib/files/" xlink:type="simple">https://sourceforge.net/projects/cpcrslib/files/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pas</text:p>
          </table:table-cell>
          <table:table-cell table:style-name="ce2" office:value-type="string" calcext:value-type="string">
            <text:p>tiled</text:p>
          </table:table-cell>
          <table:table-cell table:style-name="ce2" office:value-type="string" calcext:value-type="string">
            <text:p>GPL/BSD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s://www.mapeditor.org/" xlink:type="simple">https://www.mapeditor.org</text:a></text:p>
          </table:table-cell>
          <table:table-cell/>
          <table:table-cell table:style-name="ce4" office:value-type="string" calcext:value-type="string">
            <text:p><text:a xlink:href="https://github.com/bjorn/tiled" xlink:type="simple">https://github.com/bjorn/tiled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pas</text:p>
          </table:table-cell>
          <table:table-cell table:style-name="ce2" office:value-type="string" calcext:value-type="string">
            <text:p>mappy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4" office:value-type="string" calcext:value-type="string">
            <text:p><text:a xlink:href="https://www.tilemap.co.uk/mappy.php" xlink:type="simple">https://www.tilemap.co.uk/mappy.php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pas</text:p>
          </table:table-cell>
          <table:table-cell table:style-name="ce2" office:value-type="string" calcext:value-type="string">
            <text:p>tile studio</text:p>
          </table:table-cell>
          <table:table-cell table:style-name="ce2" office:value-type="string" calcext:value-type="string">
            <text:p>MPL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4" office:value-type="string" calcext:value-type="string">
            <text:p><text:a xlink:href="http://tilestudio.sourceforge.net/" xlink:type="simple">http://tilestudio.sourceforge.net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sica</text:p>
          </table:table-cell>
          <table:table-cell table:style-name="ce2" office:value-type="string" calcext:value-type="string">
            <text:p>wyztracker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mstrad / msx / spectrum</text:p>
          </table:table-cell>
          <table:table-cell table:style-name="ce4" office:value-type="string" calcext:value-type="string">
            <text:p><text:a xlink:href="https://github.com/AugustoRuiz/WYZTracker" xlink:type="simple">https://github.com/AugustoRuiz/WYZTracker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sica</text:p>
          </table:table-cell>
          <table:table-cell table:style-name="ce2" office:value-type="string" calcext:value-type="string">
            <text:p>wyzplayer</text:p>
          </table:table-cell>
          <table:table-cell table:style-name="ce2" office:value-type="string" calcext:value-type="string">
            <text:p>freeware?</text:p>
          </table:table-cell>
          <table:table-cell table:style-name="ce2"/>
          <table:table-cell table:style-name="ce2" office:value-type="string" calcext:value-type="string">
            <text:p>amstrad / msx / spectrum *</text:p>
          </table:table-cell>
          <table:table-cell table:style-name="ce4" office:value-type="string" calcext:value-type="string">
            <text:p><text:a xlink:href="https://sites.google.com/site/wyzplayer/home" xlink:type="simple">https://sites.google.com/site/wyzplayer/home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sica</text:p>
          </table:table-cell>
          <table:table-cell table:style-name="ce2" office:value-type="string" calcext:value-type="string">
            <text:p>beepola</text:p>
          </table:table-cell>
          <table:table-cell table:style-name="ce2" office:value-type="string" calcext:value-type="string">
            <text:p>freeware?</text:p>
          </table:table-cell>
          <table:table-cell/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://freestuff.grok.co.uk/beepola/" xlink:type="simple">http://freestuff.grok.co.uk/beepola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sica</text:p>
          </table:table-cell>
          <table:table-cell table:style-name="ce2" office:value-type="string" calcext:value-type="string">
            <text:p>chipnsfx</text:p>
          </table:table-cell>
          <table:table-cell table:style-name="ce2" office:value-type="string" calcext:value-type="string">
            <text:p>freeware (-&gt; GPL)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mstrad / msx / spectrum</text:p>
          </table:table-cell>
          <table:table-cell table:style-name="ce4" office:value-type="string" calcext:value-type="string">
            <text:p><text:a xlink:href="http://cngsoft.no-ip.org/chipnsfx.htm" xlink:type="simple">http://cngsoft.no-ip.org/chipnsfx.htm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sica</text:p>
          </table:table-cell>
          <table:table-cell table:style-name="ce2" office:value-type="string" calcext:value-type="string">
            <text:p>goat tracker 2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64</text:p>
          </table:table-cell>
          <table:table-cell table:style-name="ce4" office:value-type="string" calcext:value-type="string">
            <text:p><text:a xlink:href="https://sourceforge.net/projects/goattracker2/" xlink:type="simple">https://sourceforge.net/projects/goattracker2/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ng2c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github.com/reidrac/png2c-z88dk" xlink:type="simple">https://github.com/reidrac/png2c-z88dk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ng2scr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github.com/reidrac/png2scr" xlink:type="simple">https://github.com/reidrac/png2scr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ng2sprite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github.com/reidrac/png2sprite" xlink:type="simple">https://github.com/reidrac/png2sprite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tap2turbo</text:p>
          </table:table-cell>
          <table:table-cell table:style-name="ce2" office:value-type="string" calcext:value-type="string">
            <text:p>GPL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s://github.com/reidrac/tap2turbo" xlink:type="simple">https://github.com/reidrac/tap2turbo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zx-modules</text:p>
          </table:table-cell>
          <table:table-cell table:style-name="ce2" office:value-type="string" calcext:value-type="string">
            <text:p>freeware?</text:p>
          </table:table-cell>
          <table:table-cell/>
          <table:table-cell table:style-name="ce2" office:value-type="string" calcext:value-type="string">
            <text:p>spectrum</text:p>
          </table:table-cell>
          <table:table-cell table:style-name="ce4" office:value-type="string" calcext:value-type="string">
            <text:p><text:a xlink:href="http://www.zx-modules.de/" xlink:type="simple">http://www.zx-modules.de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CPCDiskXP</text:p>
          </table:table-cell>
          <table:table-cell table:style-name="ce2" office:value-type="string" calcext:value-type="string">
            <text:p>freeware?</text:p>
          </table:table-cell>
          <table:table-cell/>
          <table:table-cell table:style-name="ce2" office:value-type="string" calcext:value-type="string">
            <text:p>amstrad</text:p>
          </table:table-cell>
          <table:table-cell table:style-name="ce6" office:value-type="string" calcext:value-type="string">
            <text:p><text:a xlink:href="http://www.cpcmania.com/cpcdiskxp/cpcdiskxp_es.htm" xlink:type="simple">http://www.cpcmania.com/cpcdiskxp/cpcdiskxp_es.htm</text:a></text:p>
          </table:table-cell>
          <table:table-cell table:style-name="ce8"/>
          <table:table-cell/>
          <table:table-cell table:style-name="ce3" table:number-columns-repeated="2"/>
          <table:table-cell table:style-name="ce9"/>
          <table:table-cell table:number-columns-repeated="1013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cprtools</text:p>
          </table:table-cell>
          <table:table-cell table:style-name="ce2" office:value-type="string" calcext:value-type="string">
            <text:p>freeware?</text:p>
          </table:table-cell>
          <table:table-cell/>
          <table:table-cell table:style-name="ce2" office:value-type="string" calcext:value-type="string">
            <text:p>amstrad</text:p>
          </table:table-cell>
          <table:table-cell table:style-name="ce6" office:value-type="string" calcext:value-type="string">
            <text:p><text:a xlink:href="http://www.cpcmania.com/cprtools/cprtools_es.htm" xlink:type="simple">http://www.cpcmania.com/cprtools/cprtools_es.htm</text:a>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gfx2crtc</text:p>
          </table:table-cell>
          <table:table-cell table:style-name="ce2" office:value-type="string" calcext:value-type="string">
            <text:p>CeCILL</text:p>
          </table:table-cell>
          <table:table-cell/>
          <table:table-cell table:style-name="ce2" office:value-type="string" calcext:value-type="string">
            <text:p>amstrad</text:p>
          </table:table-cell>
          <table:table-cell table:style-name="ce6" office:value-type="string" calcext:value-type="string">
            <text:p><text:a xlink:href="http://www.cpcwiki.eu/index.php/Gfx2crtc" xlink:type="simple">http://www.cpcwiki.eu/index.php/Gfx2crtc</text:a>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ConvImgCPC</text:p>
          </table:table-cell>
          <table:table-cell table:style-name="ce2" office:value-type="string" calcext:value-type="string">
            <text:p>freeware?</text:p>
          </table:table-cell>
          <table:table-cell/>
          <table:table-cell table:style-name="ce2" office:value-type="string" calcext:value-type="string">
            <text:p>amstrad</text:p>
          </table:table-cell>
          <table:table-cell table:style-name="ce6" office:value-type="string" calcext:value-type="string">
            <text:p><text:a xlink:href="http://www.cpcwiki.eu/index.php/ConvImgCPC" xlink:type="simple">http://www.cpcwiki.eu/index.php/ConvImgCPC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7up</text:p>
          </table:table-cell>
          <table:table-cell table:style-name="ce2" office:value-type="string" calcext:value-type="string">
            <text:p>freeware?</text:p>
          </table:table-cell>
          <table:table-cell/>
          <table:table-cell table:style-name="ce2" office:value-type="string" calcext:value-type="string">
            <text:p>c64</text:p>
          </table:table-cell>
          <table:table-cell table:style-name="ce6" office:value-type="string" calcext:value-type="string">
            <text:p><text:a xlink:href="http://anigators.com/projekte/7up/" xlink:type="simple">http://anigators.com/projekte/7up/</text:a>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final tap</text:p>
          </table:table-cell>
          <table:table-cell table:style-name="ce3" office:value-type="string" calcext:value-type="string">
            <text:p>GPL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64</text:p>
          </table:table-cell>
          <table:table-cell table:style-name="ce7" office:value-type="string" calcext:value-type="string">
            <text:p><text:a xlink:href="http://www.subchristsoftware.com/finaltap.htm" xlink:type="simple">http://www.subchristsoftware.com/finaltap.htm</text:a></text:p>
          </table:table-cell>
          <table:table-cell table:style-name="ce9"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msx-taper</text:p>
          </table:table-cell>
          <table:table-cell table:style-name="ce3" office:value-type="string" calcext:value-type="string">
            <text:p>freeware?</text:p>
          </table:table-cell>
          <table:table-cell table:style-name="ce3"/>
          <table:table-cell table:style-name="ce3" office:value-type="string" calcext:value-type="string">
            <text:p>msx</text:p>
          </table:table-cell>
          <table:table-cell table:style-name="ce7" office:value-type="string" calcext:value-type="string">
            <text:p><text:a xlink:href="http://www.msxblog.es/msx-taper-1-0/" xlink:type="simple">http://www.msxblog.es/msx-taper-1-0/</text:a></text:p>
          </table:table-cell>
          <table:table-cell table:style-name="ce9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diskmanager</text:p>
          </table:table-cell>
          <table:table-cell table:style-name="ce3" office:value-type="string" calcext:value-type="string">
            <text:p>freeware?</text:p>
          </table:table-cell>
          <table:table-cell table:style-name="ce3"/>
          <table:table-cell table:style-name="ce3" office:value-type="string" calcext:value-type="string">
            <text:p>msx</text:p>
          </table:table-cell>
          <table:table-cell table:style-name="ce7" office:value-type="string" calcext:value-type="string">
            <text:p><text:a xlink:href="http://www.lexlechz.at/en/software.html" xlink:type="simple">http://www.lexlechz.at/en/software.html</text:a></text:p>
          </table:table-cell>
          <table:table-cell table:style-name="ce9"/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dsk2rom</text:p>
          </table:table-cell>
          <table:table-cell table:style-name="ce3" office:value-type="string" calcext:value-type="string">
            <text:p>freeware?</text:p>
          </table:table-cell>
          <table:table-cell table:style-name="ce3"/>
          <table:table-cell table:style-name="ce3" office:value-type="string" calcext:value-type="string">
            <text:p>msx</text:p>
          </table:table-cell>
          <table:table-cell table:style-name="ce7" office:value-type="string" calcext:value-type="string">
            <text:p><text:a xlink:href="http://home.kabelfoon.nl/~vincentd/" xlink:type="simple">http://home.kabelfoon.nl/~vincentd/</text:a></text:p>
          </table:table-cell>
          <table:table-cell table:style-name="ce9"/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number-columns-repeated="4"/>
          <table:table-cell table:style-name="ce4" office:value-type="string" calcext:value-type="string">
            <text:p><text:a xlink:href="https://wiki.speccy.org/programacion/recursos_prog/indice" xlink:type="simple">https://wiki.speccy.org/programacion/recursos_prog/indice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number-columns-repeated="4"/>
          <table:table-cell table:style-name="ce4" office:value-type="string" calcext:value-type="string">
            <text:p><text:a xlink:href="http://www.worldofspectrum.org/utilities.html" xlink:type="simple">http://www.worldofspectrum.org/utilities.html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s</text:p>
          </table:table-cell>
          <table:table-cell table:number-columns-repeated="4"/>
          <table:table-cell table:style-name="ce4" office:value-type="string" calcext:value-type="string">
            <text:p><text:a xlink:href="http://covertbitops.c64.org/" xlink:type="simple">http://covertbitops.c64.org/</text:a></text:p>
          </table:table-cell>
          <table:table-cell table:number-columns-repeated="1018"/>
        </table:table-row>
        <table:table-row table:style-name="ro3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7:10:55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_64 LibreOffice_project/a3100ed2409ebf1c212f5048fbe377c281438fdc</meta:generator>
    <dc:date>2019-04-23T17:11:24.899000000</dc:date>
    <meta:editing-duration>PT29S</meta:editing-duration>
    <meta:editing-cycles>1</meta:editing-cycles>
    <meta:document-statistic meta:table-count="1" meta:cell-count="441" meta:object-count="0"/>
  </office:meta>
</office:document-meta>
</file>